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list-style-name="L1">
      <style:paragraph-properties fo:margin-top="0cm" fo:margin-bottom="0cm" loext:contextual-spacing="false" fo:padding="0.049cm" fo:border="0.06pt solid #e1e5eb"/>
    </style:style>
    <style:style style:name="P6" style:family="paragraph" style:parent-style-name="Text_20_body" style:list-style-name="L1">
      <style:paragraph-properties fo:margin-top="0cm" fo:margin-bottom="0cm" loext:contextual-spacing="false" fo:padding="0.049cm" fo:border="0.06pt solid #e1e5eb"/>
      <style:text-properties officeooo:paragraph-rsid="00108b65"/>
    </style:style>
    <style:style style:name="P7" style:family="paragraph" style:parent-style-name="Text_20_body">
      <style:paragraph-properties fo:margin-top="0cm" fo:margin-bottom="0cm" loext:contextual-spacing="false" fo:padding="0.049cm" fo:border="0.06pt solid #e1e5eb"/>
      <style:text-properties loext:padding="0.049cm" loext:border="0.06pt solid #e1e5eb"/>
    </style:style>
    <style:style style:name="P8" style:family="paragraph" style:parent-style-name="Text_20_body" style:list-style-name="L1">
      <style:paragraph-properties fo:margin-top="0cm" fo:margin-bottom="0cm" loext:contextual-spacing="false" fo:padding="0.049cm" fo:border="0.06pt solid #e1e5eb"/>
      <style:text-properties loext:padding="0.049cm" loext:border="0.06pt solid #e1e5eb"/>
    </style:style>
    <style:style style:name="P9" style:family="paragraph" style:parent-style-name="Text_20_body" style:list-style-name="L1">
      <style:paragraph-properties fo:margin-top="0cm" fo:margin-bottom="0cm" loext:contextual-spacing="false" fo:padding="0.049cm" fo:border="0.06pt solid #e1e5eb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cm" fo:margin-bottom="0cm" loext:contextual-spacing="false" fo:padding="0.049cm" fo:border="0.06pt solid #e1e5eb"/>
      <style:text-properties fo:font-size="14pt" fo:font-weight="bold" style:font-size-asian="14pt" style:font-weight-asian="bold" style:font-size-complex="14pt" style:font-weight-complex="bold" loext:padding="0.049cm" loext:border="0.06pt solid #e1e5eb"/>
    </style:style>
    <style:style style:name="P11" style:family="paragraph" style:parent-style-name="Text_20_body" style:list-style-name="L1">
      <style:paragraph-properties fo:margin-top="0cm" fo:margin-bottom="0cm" loext:contextual-spacing="false" fo:padding="0.049cm" fo:border="0.06pt solid #e1e5eb"/>
      <style:text-properties fo:font-size="14pt" fo:font-weight="bold" style:font-size-asian="14pt" style:font-weight-asian="bold" style:font-size-complex="14pt" style:font-weight-complex="bold" loext:padding="0.049cm" loext:border="0.06pt solid #e1e5eb"/>
    </style:style>
    <style:style style:name="P12" style:family="paragraph" style:parent-style-name="Text_20_body" style:list-style-name="L1">
      <style:paragraph-properties fo:margin-top="0cm" fo:margin-bottom="0cm" loext:contextual-spacing="false" fo:padding="0.049cm" fo:border="0.06pt solid #e1e5eb"/>
      <style:text-properties fo:font-size="14pt" fo:font-weight="bold" officeooo:rsid="000f64ab" officeooo:paragraph-rsid="000f64ab" style:font-size-asian="14pt" style:font-weight-asian="bold" style:font-size-complex="14pt" style:font-weight-complex="bold"/>
    </style:style>
    <style:style style:name="T1" style:family="text">
      <style:text-properties fo:color="#e83e8c" style:font-name="SFMono-Regular" fo:font-size="10.5pt" loext:padding="0.049cm" loext:border="0.06pt solid #e1e5eb"/>
    </style:style>
    <style:style style:name="T2" style:family="text">
      <style:text-properties fo:color="#e83e8c" style:font-name="SFMono-Regular" fo:font-size="10.5pt" officeooo:rsid="00108b65" loext:padding="0.049cm" loext:border="0.06pt solid #e1e5eb"/>
    </style:style>
    <style:style style:name="T3" style:family="text">
      <style:text-properties fo:color="#e83e8c" style:font-name="SFMono-Regular" fo:font-size="10.5pt" officeooo:rsid="0010d2c1" loext:padding="0.049cm" loext:border="0.06pt solid #e1e5eb"/>
    </style:style>
    <style:style style:name="T4" style:family="text">
      <style:text-properties fo:color="#e83e8c" style:font-name="SFMono-Regular" fo:font-size="10.5pt" fo:font-weight="bold" officeooo:rsid="00108b65" style:font-weight-asian="bold" style:font-weight-complex="bold" loext:padding="0.049cm" loext:border="0.06pt solid #e1e5eb"/>
    </style:style>
    <style:style style:name="T5" style:family="text">
      <style:text-properties fo:color="#e83e8c" style:font-name="SFMono-Regular" fo:font-weight="bold" officeooo:rsid="00108b65" style:font-weight-asian="bold" style:font-weight-complex="bold" loext:padding="0.049cm" loext:border="0.06pt solid #e1e5eb"/>
    </style:style>
    <style:style style:name="T6" style:family="text">
      <style:text-properties fo:color="#e83e8c" style:font-name="SFMono-Regular" fo:font-size="14pt" fo:font-weight="bold" officeooo:rsid="00108b65" style:font-size-asian="14pt" style:font-weight-asian="bold" style:font-size-complex="14pt" style:font-weight-complex="bold" loext:padding="0.049cm" loext:border="0.06pt solid #e1e5eb"/>
    </style:style>
    <style:style style:name="T7" style:family="text">
      <style:text-properties loext:padding="0.049cm" loext:border="0.06pt solid #e1e5eb"/>
    </style:style>
    <style:style style:name="T8" style:family="text">
      <style:text-properties fo:font-weight="bold" loext:padding="0.049cm" loext:border="0.06pt solid #e1e5eb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 loext:padding="0.049cm" loext:border="0.06pt solid #e1e5eb"/>
    </style:style>
    <style:style style:name="T11" style:family="text">
      <style:text-properties style:font-name="SFMono-Regular" fo:font-size="14pt" fo:font-weight="bold" officeooo:rsid="00108b65" style:font-size-asian="14pt" style:font-weight-asian="bold" style:font-size-complex="14pt" style:font-weight-complex="bold" loext:padding="0.049cm" loext:border="0.06pt solid #e1e5eb"/>
    </style:style>
    <style:style style:name="T12" style:family="text">
      <style:text-properties fo:color="#c9211e" style:font-name="SFMono-Regular" fo:font-size="14pt" fo:font-weight="bold" officeooo:rsid="00108b65" style:font-size-asian="14pt" style:font-weight-asian="bold" style:font-size-complex="14pt" style:font-weight-complex="bold" loext:padding="0.049cm" loext:border="0.06pt solid #e1e5eb"/>
    </style:style>
    <style:style style:name="T13" style:family="text">
      <style:text-properties fo:color="#000000" style:font-name="SFMono-Regular" fo:font-size="14pt" fo:font-weight="bold" officeooo:rsid="00108b65" style:font-size-asian="14pt" style:font-weight-asian="bold" style:font-size-complex="14pt" style:font-weight-complex="bold" loext:padding="0.049cm" loext:border="0.06pt solid #e1e5eb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parte-i-comandos-de-input-e-output"/>Parte I - Comandos de Input e Output</text:h>
      <text:list xml:id="list2159504262" text:style-name="L1">
        <text:list-item>
          <text:p text:style-name="P3"><text:span text:style-name="T7">Navegue até a pasta </text:span><text:span text:style-name="Source_20_Text"><text:span text:style-name="T1">unix_tests</text:span></text:span><text:span text:style-name="T7"> ;</text:span></text:p>
          <text:p text:style-name="P4"><text:span text:style-name="T7">mkdir unix_tests <text:s text:c="3"/>cd unix_tests/</text:span></text:p>
        </text:list-item>
        <text:list-item>
          <text:p text:style-name="P5"><text:span text:style-name="T7">Crie um arquivo texto pelo terminal com o nome </text:span><text:span text:style-name="Source_20_Text"><text:span text:style-name="T1">skills2.txt</text:span></text:span><text:span text:style-name="T7"> e adicione os valores </text:span><text:span text:style-name="Source_20_Text"><text:span text:style-name="T1">Internet</text:span></text:span><text:span text:style-name="T7"> , </text:span><text:span text:style-name="Source_20_Text"><text:span text:style-name="T1">Unix</text:span></text:span><text:span text:style-name="T7"> e </text:span><text:span text:style-name="Source_20_Text"><text:span text:style-name="T1">Bash</text:span></text:span><text:span text:style-name="T7"> , um em cada linha.</text:span></text:p>
          <text:p text:style-name="P9"><text:span text:style-name="T7">cat &gt; skills2.txt </text:span></text:p>
          <text:p text:style-name="P9"><text:span text:style-name="T7">Internet</text:span></text:p>
          <text:p text:style-name="P9"><text:span text:style-name="T7">Unix</text:span></text:p>
          <text:p text:style-name="P9"><text:span text:style-name="T7">Bash</text:span></text:p>
        </text:list-item>
        <text:list-item>
          <text:p text:style-name="P8">Adicione mais 5 itens à sua lista de skills e depois imprima a lista ordenada no terminal. 🤓</text:p>
          <text:p text:style-name="P11">cat &gt;&gt; skills2.txt</text:p>
          <text:p text:style-name="P11">Windows</text:p>
          <text:p text:style-name="P11">Cmd</text:p>
          <text:p text:style-name="P11">Diretorios</text:p>
          <text:p text:style-name="P11">Arquivos</text:p>
          <text:p text:style-name="P11">Executaveis</text:p>
        </text:list-item>
      </text:list>
      <text:p text:style-name="P10"/>
      <text:p text:style-name="P7"><text:span text:style-name="T9">sort skills2.txt</text:span></text:p>
      <text:list xml:id="list180816526622293" text:continue-numbering="true" text:style-name="L1">
        <text:list-item>
          <text:p text:style-name="P5"><text:span text:style-name="T7">Conte quantas linhas tem o arquivo </text:span><text:span text:style-name="Source_20_Text"><text:span text:style-name="T1">skills2.txt</text:span></text:span><text:span text:style-name="T7"> .</text:span></text:p>
          <text:p text:style-name="P9"><text:span text:style-name="T7">wc -l skills2.txt</text:span></text:p>
        </text:list-item>
        <text:list-item>
          <text:p text:style-name="P5"><text:span text:style-name="T7">Crie um arquivo chamado </text:span><text:span text:style-name="Source_20_Text"><text:span text:style-name="T1">top_skills.txt</text:span></text:span><text:span text:style-name="T7"> usando o </text:span><text:span text:style-name="Source_20_Text"><text:span text:style-name="T1">skills2.txt</text:span></text:span><text:span text:style-name="T7"> , contendo as 3 primeiras skills em ordem alfabética.</text:span></text:p>
          <text:p text:style-name="P9"><text:span text:style-name="T7">sort &lt; skills2.txt | head -3 &gt; top_skills.txt</text:span></text:p>
          <text:p text:style-name="P9"><text:span text:style-name="T7"/></text:p>
        </text:list-item>
        <text:list-item>
          <text:p text:style-name="P5"><text:span text:style-name="T7">Crie um novo arquivo chamado </text:span><text:span text:style-name="Source_20_Text"><text:span text:style-name="T1">phrases2.txt</text:span></text:span><text:span text:style-name="T7"> pelo terminal e adicione algumas frases de sua escolha.</text:span></text:p>
          <text:p text:style-name="P9"><text:span text:style-name="T7">cat &gt; <text:s/>phrases2.txt</text:span></text:p>
          <text:p text:style-name="P9"><text:span text:style-name="T7">A persistência é o caminho do êxito.</text:span></text:p>
          <text:p text:style-name="P9"><text:span text:style-name="T7">O que não provoca minha morte faz com que eu fique mais forte.</text:span></text:p>
          <text:p text:style-name="P9"><text:span text:style-name="T7">Pedras no caminho? Eu guardo todas. Um dia vou construir um castelo.</text:span></text:p>
          <text:p text:style-name="P9"><text:span text:style-name="T7">O que me preocupa não é o grito dos maus. É o silêncio dos bons.</text:span></text:p>
          <text:p text:style-name="P5"><text:span text:style-name="T10">No meio da dificuldade encontra-se a oportunidade</text:span></text:p>
        </text:list-item>
        <text:list-item>
          <text:p text:style-name="P5"><text:span text:style-name="T7">Conte o número de linhas que contêm as letras </text:span><text:span text:style-name="Source_20_Text"><text:span text:style-name="T1">br</text:span></text:span><text:span text:style-name="T7"> .</text:span></text:p>
          <text:p text:style-name="P9"><text:span text:style-name="T7">wc -l phrases2.txt </text:span></text:p>
        </text:list-item>
        <text:list-item>
          <text:p text:style-name="P5"><text:soft-page-break/><text:span text:style-name="T7">Conte o número de linhas que </text:span><text:span text:style-name="Strong_20_Emphasis"><text:span text:style-name="T8">não </text:span></text:span><text:span text:style-name="T7">contêm as letras </text:span><text:span text:style-name="Source_20_Text"><text:span text:style-name="T1">br</text:span></text:span><text:span text:style-name="T7"> .</text:span></text:p>
          <text:p text:style-name="P9"><text:span text:style-name="T7">grep -iv 'br' phrases2.txt|wc -l</text:span></text:p>
        </text:list-item>
        <text:list-item>
          <text:p text:style-name="P5"><text:span text:style-name="T7">Adicione dois nomes de países ao final do arquivo </text:span><text:span text:style-name="Source_20_Text"><text:span text:style-name="T1">phrases2.txt</text:span></text:span><text:span text:style-name="T7"> .</text:span></text:p>
          <text:p text:style-name="P12">cat &gt;&gt; phrases2.txt|tail </text:p>
          <text:p text:style-name="P12">Brasil</text:p>
          <text:p text:style-name="P12">Argentina</text:p>
        </text:list-item>
        <text:list-item>
          <text:p text:style-name="P5"><text:span text:style-name="T7">Crie um novo arquivo chamado </text:span><text:span text:style-name="Source_20_Text"><text:span text:style-name="T1">bunch_of_things.txt</text:span></text:span><text:span text:style-name="T7"> com os conteúdos dos arquivos </text:span><text:span text:style-name="Source_20_Text"><text:span text:style-name="T1">phrases2.txt</text:span></text:span><text:span text:style-name="T7"> e </text:span><text:span text:style-name="Source_20_Text"><text:span text:style-name="T1">countries.txt</text:span></text:span></text:p>
          <text:p text:style-name="P6"><text:span text:style-name="Source_20_Text"><text:span text:style-name="T13">cat phrases2.txt countries.txt &gt;&gt; bunch_of_things</text:span></text:span></text:p>
        </text:list-item>
        <text:list-item>
          <text:p text:style-name="P5"><text:span text:style-name="T7">Ordene o arquivo </text:span><text:span text:style-name="Source_20_Text"><text:span text:style-name="T1">bunch_of_things.txt</text:span></text:span><text:span text:style-name="T7"> .</text:span></text:p>
        </text:list-item>
      </text:list>
      <text:p text:style-name="P2">sort bunch_of_things.txt 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4:52:04.596895011</meta:creation-date>
    <meta:generator>LibreOffice/6.4.7.2$Linux_X86_64 LibreOffice_project/40$Build-2</meta:generator>
    <dc:date>2021-09-23T18:08:16.083931335</dc:date>
    <meta:editing-duration>PT1H11M3S</meta:editing-duration>
    <meta:editing-cycles>3</meta:editing-cycles>
    <meta:document-statistic meta:table-count="0" meta:image-count="0" meta:object-count="0" meta:page-count="2" meta:paragraph-count="39" meta:word-count="268" meta:character-count="1544" meta:non-whitespace-character-count="1318"/>
  </office:meta>
</office:document-meta>
</file>